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3">
      <style:text-properties fo:font-weight="normal" style:font-weight-asian="normal" style:font-weight-complex="normal"/>
    </style:style>
    <style:style style:name="P3" style:family="paragraph" style:parent-style-name="Standard" style:list-style-name="L4">
      <style:text-properties fo:font-weight="normal" style:font-weight-asian="normal" style:font-weight-complex="normal"/>
    </style:style>
    <style:style style:name="P4" style:family="paragraph" style:parent-style-name="Standard" style:list-style-name="L5">
      <style:text-properties fo:font-weight="normal" style:font-weight-asian="normal" style:font-weight-complex="normal"/>
    </style:style>
    <style:style style:name="P5" style:family="paragraph" style:parent-style-name="Standard" style:list-style-name="L6">
      <style:text-properties fo:font-weight="normal" style:font-weight-asian="normal" style:font-weight-complex="normal"/>
    </style:style>
    <style:style style:name="P6" style:family="paragraph" style:parent-style-name="Standard" style:list-style-name="L7">
      <style:text-properties fo:font-weight="normal" style:font-weight-asian="normal" style:font-weight-complex="normal"/>
    </style:style>
    <style:style style:name="P7" style:family="paragraph" style:parent-style-name="Standard" style:list-style-name="L8">
      <style:text-properties fo:font-weight="normal" style:font-weight-asian="normal" style:font-weight-complex="normal"/>
    </style:style>
    <style:style style:name="P8" style:family="paragraph" style:parent-style-name="Standard" style:list-style-name="L9">
      <style:text-properties fo:font-weight="normal" style:font-weight-asian="normal" style:font-weight-complex="normal"/>
    </style:style>
    <style:style style:name="P9" style:family="paragraph" style:parent-style-name="Standard" style:list-style-name="L10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lectual Property:</text:p>
      <text:p text:style-name="P1"/>
      <text:p text:style-name="P1">According to Waterloo Commercialization Office, IP refers to the rights to the intangible elements of certain types of property.</text:p>
      <text:p text:style-name="P1"/>
      <text:p text:style-name="P1">Property can have tangible and intangible economic value.</text:p>
      <text:p text:style-name="P1"/>
      <text:p text:style-name="P1">Forms of protection;</text:p>
      <text:list xml:id="list2065557217" text:style-name="L3">
        <text:list-item>
          <text:p text:style-name="P2">patents</text:p>
        </text:list-item>
        <text:list-item>
          <text:p text:style-name="P2">trademark</text:p>
        </text:list-item>
        <text:list-item>
          <text:p text:style-name="P2">copyright</text:p>
        </text:list-item>
        <text:list-item>
          <text:p text:style-name="P2">trade secrets</text:p>
        </text:list-item>
      </text:list>
      <text:p text:style-name="P1"/>
      <text:p text:style-name="P1">Canadian Intellectual Property Office</text:p>
      <text:list xml:id="list2166171654" text:style-name="L4">
        <text:list-item>
          <text:p text:style-name="P3">patents, trademarks and copyright can be registered with CIPO</text:p>
        </text:list-item>
        <text:list-item>
          <text:p text:style-name="P3">however CIPO doesn't enforce the IP rights, that's up to the owner</text:p>
        </text:list-item>
      </text:list>
      <text:p text:style-name="P1"/>
      <text:p text:style-name="P1">IP without an owner is public domain: </text:p>
      <text:list xml:id="list1056086170" text:style-name="L5">
        <text:list-item>
          <text:p text:style-name="P4">common knowledge</text:p>
        </text:list-item>
        <text:list-item>
          <text:p text:style-name="P4">protection has expired</text:p>
        </text:list-item>
        <text:list-item>
          <text:p text:style-name="P4">placed by user</text:p>
        </text:list-item>
      </text:list>
      <text:p text:style-name="P1"/>
      <text:p text:style-name="P1">Patents</text:p>
      <text:list xml:id="list1114586258" text:style-name="L6">
        <text:list-item>
          <text:p text:style-name="P5">covers making, using and selling of a product, appartus process etc that is new, useful and ingenious for 20 years</text:p>
        </text:list-item>
        <text:list-item>
          <text:p text:style-name="P5">the application process:</text:p>
          <text:list>
            <text:list-item>
              <text:p text:style-name="P5">search records for previous work</text:p>
            </text:list-item>
            <text:list-item>
              <text:p text:style-name="P5">file application (priority goes to first to file)</text:p>
            </text:list-item>
            <text:list-item>
              <text:p text:style-name="P5">requrest an examination</text:p>
            </text:list-item>
          </text:list>
        </text:list-item>
      </text:list>
      <text:list xml:id="list318849991" text:style-name="L7">
        <text:list-item>
          <text:p text:style-name="P6">have to file in each country</text:p>
        </text:list-item>
        <text:list-item>
          <text:p text:style-name="P6">the rationale behind patents is to foster innovation</text:p>
        </text:list-item>
      </text:list>
      <text:p text:style-name="P1"/>
      <text:p text:style-name="P1">Trademark</text:p>
      <text:list xml:id="list1295155838" text:style-name="L8">
        <text:list-item>
          <text:p text:style-name="P7">corporate logos, certification marks, pakaging</text:p>
        </text:list-item>
        <text:list-item>
          <text:p text:style-name="P7">valid for 15 years, renewable indefinitely</text:p>
        </text:list-item>
      </text:list>
      <text:p text:style-name="P1"/>
      <text:p text:style-name="P1">Trade Secrets</text:p>
      <text:list xml:id="list196429336" text:style-name="L9">
        <text:list-item>
          <text:p text:style-name="P8">no protection, must be kept secret</text:p>
        </text:list-item>
      </text:list>
      <text:p text:style-name="P1"/>
      <text:p text:style-name="P1">Copyright</text:p>
      <text:list xml:id="list1447226833" text:style-name="L10">
        <text:list-item>
          <text:p text:style-name="P9">covers literary, dramatic, musical or artistic work and software</text:p>
        </text:list-item>
        <text:list-item>
          <text:p text:style-name="P9">protects the right to produce, reproduce, perform, publish</text:p>
        </text:list-item>
        <text:list-item>
          <text:p text:style-name="P9">lasts for lifetime of author + 50, or date of creation + 50 years for corporations</text:p>
        </text:list-item>
        <text:list-item>
          <text:p text:style-name="P9">can register it with CIPO but its not necessa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1-16T12:17:00</dc:date>
    <dc:creator>Sandy Maguire</dc:creator>
    <meta:editing-duration>PT05H21M50S</meta:editing-duration>
    <meta:editing-cycles>104</meta:editing-cycles>
    <meta:document-statistic meta:table-count="0" meta:image-count="0" meta:object-count="0" meta:page-count="1" meta:paragraph-count="33" meta:word-count="217" meta:character-count="1275"/>
  </office:meta>
</office:document-meta>
</file>